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fo:color="#000000" style:font-name="Liberation Serif" fo:font-style="normal" fo:font-weight="normal" officeooo:paragraph-rsid="000b53e5" fo:background-color="transparent" style:font-style-asian="normal" style:font-weight-asian="normal" style:font-style-complex="normal" style:font-weight-complex="normal"/>
    </style:style>
    <style:style style:name="P2" style:family="paragraph" style:parent-style-name="Text_20_body">
      <style:paragraph-properties fo:line-height="100%"/>
      <style:text-properties fo:color="#000000" style:font-name="Liberation Serif" fo:font-style="normal" fo:font-weight="normal" officeooo:rsid="000cff34" officeooo:paragraph-rsid="000cff34" fo:background-color="transparent" style:font-style-asian="normal" style:font-weight-asian="normal" style:font-style-complex="normal" style:font-weight-complex="normal"/>
    </style:style>
    <style:style style:name="P3" style:family="paragraph" style:parent-style-name="Text_20_body">
      <style:paragraph-properties fo:line-height="100%"/>
      <style:text-properties officeooo:paragraph-rsid="000cff34"/>
    </style:style>
    <style:style style:name="T1" style:family="text">
      <style:text-properties officeooo:rsid="002a3d6a"/>
    </style:style>
    <style:style style:name="T2" style:family="text">
      <style:text-properties officeooo:rsid="002a3d6a" style:font-size-asian="10.5pt"/>
    </style:style>
    <style:style style:name="T3" style:family="text">
      <style:text-properties officeooo:rsid="005baa0d" style:font-size-asian="10.5pt"/>
    </style:style>
    <style:style style:name="T4" style:family="text">
      <style:text-properties fo:color="#c9211e"/>
    </style:style>
    <style:style style:name="T5" style:family="text">
      <style:text-properties fo:color="#c9211e" officeooo:rsid="000b53e5"/>
    </style:style>
    <style:style style:name="T6" style:family="text">
      <style:text-properties fo:color="#c9211e" style:font-name="Liberation Serif" fo:font-style="normal" fo:font-weight="normal" officeooo:rsid="000cff34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officeooo:rsid="000cff34"/>
    </style:style>
    <style:style style:name="T8" style:family="text">
      <style:text-properties fo:color="#000000" style:font-name="Liberation Serif" fo:font-style="normal" fo:font-weight="normal" officeooo:rsid="000cff34" fo:background-color="transparent" loext:char-shading-value="0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PULLDN / PULLUP</text:span></text:p>
      <text:p text:style-name="P3"><text:span text:style-name="T6">PULLDOWN</text:span><text:span text:style-name="T8"> : Entrée = 0V quand le poussoir n’est pas pressé</text:span></text:p>
      <text:p text:style-name="P2"><text:span text:style-name="T4">PULLUP</text:span> : Entre Entrée et Alimentation = 5V quand le poussoir est pressé</text:p>
      <text:p text:style-name="P2"/>
      <text:p text:style-name="P2">DIO0 = 0 quand le capot est fermé</text:p>
      <text:p text:style-name="P2">DIO0 = 1 quand le capot est ouver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1-18T09:54:22.509229484</meta:creation-date>
    <dc:date>2020-11-18T11:00:40.436917339</dc:date>
    <meta:editing-duration>PT18M37S</meta:editing-duration>
    <meta:editing-cycles>1</meta:editing-cycles>
    <meta:document-statistic meta:table-count="0" meta:image-count="0" meta:object-count="0" meta:page-count="1" meta:paragraph-count="5" meta:word-count="43" meta:character-count="210" meta:non-whitespace-character-count="172"/>
    <meta:generator>LibreOffice/6.3.5.2$Linux_X86_64 LibreOffice_project/30$Build-2</meta:generator>
  </office:meta>
</office:document-meta>
</file>